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046cm"/>
    </style:style>
    <style:style style:name="gr4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556cm"/>
    </style:style>
    <style:style style:name="gr6" style:family="graphic" style:parent-style-name="standard">
      <style:graphic-properties draw:opacity="15%" draw:textarea-horizontal-align="justify" draw:textarea-vertical-align="middle" draw:auto-grow-height="false" fo:min-height="0cm" fo:min-width="0cm" draw:shadow-opacity="15%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gr8" style:family="graphic" style:parent-style-name="standard">
      <style:graphic-properties draw:fill="solid" draw:fill-color="#ff3333" draw:textarea-vertical-align="middle"/>
    </style:style>
    <style:style style:name="gr9" style:family="graphic" style:parent-style-name="standard">
      <style:graphic-properties draw:fill="solid" draw:fill-color="#0066cc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72cm" svg:height="6.858cm" svg:x="12.811cm" svg:y="6.715cm">
          <text:p text:style-name="P1"><text:s/></text:p>
          <text:p text:style-name="P1"><text:span text:style-name="T1"/></text:p>
          <text:p text:style-name="P1"><text:span text:style-name="T1">Writer (Gr 2)</text:span></text:p>
          <text:p text:style-name="P1"><text:span text:style-name="T2">(p2pc_svc)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(net.Conn.Write)</text:span></text:p>
          <text:p text:style-name="P1"><text:span text:style-name="T2"/></text:p>
          <text:p text:style-name="P1"><text:span text:style-name="T2">Lock-step 1:1 IPC with </text:span></text:p>
          <text:p text:style-name="P1"><text:span text:style-name="T2">Reader (Gr 1) using </text:span></text:p>
          <text:p text:style-name="P1"><text:span text:style-name="T2">unbuffered channel</text:span></text:p>
          <text:p text:style-name="P1"><text:span text:style-name="T2">to avoid overflow</text:span></text:p>
          <text:p text:style-name="P1"/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646cm" svg:height="6.963cm" svg:x="5.498cm" svg:y="6.588cm">
          <text:p text:style-name="P1"><text:s/></text:p>
          <text:p text:style-name="P1"><text:span text:style-name="T1">Reader (Gr 1)</text:span></text:p>
          <text:p text:style-name="P1"><text:span text:style-name="T2">(p2pc_svc)</text:span></text:p>
          <text:p text:style-name="P1"><text:span text:style-name="T2"/></text:p>
          <text:p text:style-name="P1"><text:span text:style-name="T2"/></text:p>
          <text:p text:style-name="P1"><text:span text:style-name="T2">Layer 3 Interface</text:span></text:p>
          <text:p text:style-name="P1"><text:span text:style-name="T2">(water.Interface.Read)</text:span></text:p>
          <text:p text:style-name="P1"><text:span text:style-name="T2">Read Layer 3 Packets</text:span></text:p>
          <text:p text:style-name="P1"><text:span text:style-name="T2"/></text:p>
          <text:p text:style-name="P1"><text:span text:style-name="T2">Lock-step 1:1 IPC with </text:span></text:p>
          <text:p text:style-name="P1"><text:span text:style-name="T2">Writer (Gr 2) using </text:span></text:p>
          <text:p text:style-name="P1"><text:span text:style-name="T2">unbuffered channel</text:span></text:p>
          <text:p text:style-name="P1"><text:span text:style-name="T2">to avoid overflow</text:span>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286cm" svg:y1="11.541cm" svg:x2="5.572cm" svg:y2="11.519cm">
          <text:p/>
        </draw:line>
        <draw:line draw:style-name="gr2" draw:text-style-name="P1" draw:layer="layout" svg:x1="10.144cm" svg:y1="11.414cm" svg:x2="12.938cm" svg:y2="11.392cm">
          <text:p/>
        </draw:line>
        <draw:frame draw:style-name="gr3" draw:text-style-name="P2" draw:layer="layout" svg:width="2.818cm" svg:height="1.296cm" svg:x="10.211cm" svg:y="11.749cm">
          <draw:text-box>
            <text:p text:style-name="P1"><text:span text:style-name="T3">Data</text:span></text:p>
            <text:p text:style-name="P1"><text:span text:style-name="T2"><text:s/></text:span><text:span text:style-name="T2">(channel)</text:span></text:p>
          </draw:text-box>
        </draw:frame>
        <draw:line draw:style-name="gr4" draw:text-style-name="P1" draw:layer="layout" svg:x1="3.975cm" svg:y1="6.08cm" svg:x2="3.975cm" svg:y2="16.367cm">
          <text:p/>
        </draw:line>
        <draw:frame draw:style-name="gr5" draw:text-style-name="P3" draw:layer="layout" svg:width="3.175cm" svg:height="0.806cm" svg:x="2.651cm" svg:y="5.064cm">
          <draw:text-box>
            <text:p text:style-name="P1"><text:span text:style-name="T1">Network</text:span></text:p>
          </draw:text-box>
        </draw:frame>
        <draw:frame draw:style-name="gr5" draw:text-style-name="P3" draw:layer="layout" svg:width="3.175cm" svg:height="0.806cm" svg:x="16.477cm" svg:y="5.064cm">
          <draw:text-box>
            <text:p text:style-name="P1"><text:span text:style-name="T1">Network</text:span></text:p>
          </draw:text-box>
        </draw:frame>
        <draw:line draw:style-name="gr4" draw:text-style-name="P1" draw:layer="layout" svg:x1="19.185cm" svg:y1="6.08cm" svg:x2="19.185cm" svg:y2="16.367cm">
          <text:p/>
        </draw:line>
        <draw:custom-shape draw:style-name="gr6" draw:text-style-name="P1" draw:layer="layout" svg:width="14.478cm" svg:height="10.033cm" svg:x="4.302cm" svg:y="6.08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4">Peer</text:span></text:p>
          <text:p text:style-name="P1">(parent process goroutine)</text:p>
          <text:p text:style-name="P1">p2pc_svc.go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5.715cm" svg:height="0.962cm" svg:x="20.05cm" svg:y="1.635cm">
          <draw:text-box>
            <text:p text:style-name="P4"><text:span text:style-name="T4">Gr – goroutine</text:span></text:p>
          </draw:text-box>
        </draw:frame>
        <draw:rect draw:style-name="gr8" draw:text-style-name="P2" draw:layer="layout" svg:width="4.191cm" svg:height="0.635cm" draw:transform="skewX (-0.00942477796076761) rotate (-0.00977384381235271) translate (12.992cm 8.96cm)">
          <text:p text:style-name="P1"><text:span text:style-name="T3">func</text:span><text:span text:style-name="T2">: Write* Packet</text:span></text:p>
        </draw:rect>
        <draw:custom-shape draw:style-name="gr9" draw:text-style-name="P1" draw:layer="layout" svg:width="0.889cm" svg:height="0.889cm" svg:x="4.302cm" svg:y="10.45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89cm" svg:height="0.889cm" svg:x="11.002cm" svg:y="10.45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89cm" svg:height="0.889cm" svg:x="17.602cm" svg:y="10.45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78cm" svg:height="5.334cm" svg:x="1.381cm" svg:y="8.239cm">
          <text:p text:style-name="P1"><text:span text:style-name="T2">Virtual</text:span></text:p>
          <text:p text:style-name="P1"><text:span text:style-name="T2">Layer</text:span></text:p>
          <text:p text:style-name="P1"><text:span text:style-name="T2">3</text:span></text:p>
          <text:p text:style-name="P1"><text:span text:style-name="T3">(TUN)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41cm" svg:y1="11.414cm" svg:x2="20.077cm" svg:y2="11.414cm">
          <text:p/>
        </draw:line>
      </draw:page>
      <draw:page draw:name="page2" draw:style-name="dp1" draw:master-page-name="Default">
        <draw:custom-shape draw:style-name="gr1" draw:text-style-name="P1" draw:layer="layout" svg:width="4.572cm" svg:height="6.858cm" svg:x="12.824cm" svg:y="6.729cm">
          <text:p text:style-name="P1"><text:s/></text:p>
          <text:p text:style-name="P1"><text:span text:style-name="T1">Writer (Gr 2)</text:span></text:p>
          <text:p text:style-name="P1"><text:span text:style-name="T2">(p2ps_svc)</text:span></text:p>
          <text:p text:style-name="P1"><text:span text:style-name="T2"/></text:p>
          <text:p text:style-name="P1"><text:span text:style-name="T3">(water.Interface.Write)</text:span></text:p>
          <text:p text:style-name="P1"><text:span text:style-name="T2"/></text:p>
          <text:p text:style-name="P1"><text:span text:style-name="T2"/></text:p>
          <text:p text:style-name="P1"><text:span text:style-name="T2">Lock-step 1:1 IPC with </text:span></text:p>
          <text:p text:style-name="P1"><text:span text:style-name="T2">Reader (Gr 1) using </text:span></text:p>
          <text:p text:style-name="P1"><text:span text:style-name="T2">unbuffered channel</text:span></text:p>
          <text:p text:style-name="P1"><text:span text:style-name="T2">to avoid overflow</text:span></text:p>
          <text:p text:style-name="P1"/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646cm" svg:height="6.963cm" svg:x="5.511cm" svg:y="6.602cm">
          <text:p text:style-name="P1"><text:s/></text:p>
          <text:p text:style-name="P1"><text:span text:style-name="T1">Reader (Gr 1)</text:span></text:p>
          <text:p text:style-name="P1"><text:span text:style-name="T2">(p2ps_svc)</text:span></text:p>
          <text:p text:style-name="P1"><text:span text:style-name="T2"/></text:p>
          <text:p text:style-name="P1"><text:span text:style-name="T3">(net.UDP)</text:span></text:p>
          <text:p text:style-name="P1"><text:span text:style-name="T2"/></text:p>
          <text:p text:style-name="P1"><text:span text:style-name="T2">Lock-step 1:1 IPC with </text:span></text:p>
          <text:p text:style-name="P1"><text:span text:style-name="T2">Writer (Gr 2) using </text:span></text:p>
          <text:p text:style-name="P1"><text:span text:style-name="T2">unbuffered channel</text:span></text:p>
          <text:p text:style-name="P1"><text:span text:style-name="T2">to avoid overflow</text:span>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299cm" svg:y1="11.555cm" svg:x2="5.585cm" svg:y2="11.533cm">
          <text:p/>
        </draw:line>
        <draw:line draw:style-name="gr2" draw:text-style-name="P1" draw:layer="layout" svg:x1="10.157cm" svg:y1="11.428cm" svg:x2="12.951cm" svg:y2="11.406cm">
          <text:p/>
        </draw:line>
        <draw:frame draw:style-name="gr3" draw:text-style-name="P2" draw:layer="layout" svg:width="2.818cm" svg:height="1.296cm" svg:x="10.224cm" svg:y="11.763cm">
          <draw:text-box>
            <text:p text:style-name="P1"><text:span text:style-name="T3">Data</text:span></text:p>
            <text:p text:style-name="P1"><text:span text:style-name="T2"><text:s/></text:span><text:span text:style-name="T2">(channel)</text:span></text:p>
          </draw:text-box>
        </draw:frame>
        <draw:line draw:style-name="gr4" draw:text-style-name="P1" draw:layer="layout" svg:x1="3.988cm" svg:y1="6.094cm" svg:x2="3.988cm" svg:y2="16.381cm">
          <text:p/>
        </draw:line>
        <draw:frame draw:style-name="gr5" draw:text-style-name="P3" draw:layer="layout" svg:width="3.175cm" svg:height="0.806cm" svg:x="2.664cm" svg:y="5.078cm">
          <draw:text-box>
            <text:p text:style-name="P1"><text:span text:style-name="T1">Network</text:span></text:p>
          </draw:text-box>
        </draw:frame>
        <draw:line draw:style-name="gr4" draw:text-style-name="P1" draw:layer="layout" svg:x1="19.198cm" svg:y1="6.094cm" svg:x2="19.198cm" svg:y2="16.381cm">
          <text:p/>
        </draw:line>
        <draw:custom-shape draw:style-name="gr6" draw:text-style-name="P1" draw:layer="layout" svg:width="14.478cm" svg:height="10.033cm" svg:x="4.315cm" svg:y="6.194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4">Peer</text:span></text:p>
          <text:p text:style-name="P1">(parent process goroutine)</text:p>
          <text:p text:style-name="P1">p2ps_svc.go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889cm" svg:height="0.889cm" svg:x="4.315cm" svg:y="10.46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89cm" svg:height="0.889cm" svg:x="11.015cm" svg:y="10.466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89cm" svg:height="0.889cm" svg:x="17.615cm" svg:y="10.466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1.524cm" svg:height="3.048cm" svg:x="1.508cm" svg:y="9.836cm">
          <text:p text:style-name="P1"><text:span text:style-name="T4">UDP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383cm" svg:y1="11.287cm" svg:x2="20.685cm" svg:y2="11.287cm">
          <text:p/>
        </draw:line>
        <draw:custom-shape draw:style-name="gr1" draw:text-style-name="P1" draw:layer="layout" svg:width="1.778cm" svg:height="5.334cm" svg:x="20.681cm" svg:y="8.239cm">
          <text:p text:style-name="P1"><text:span text:style-name="T2">Virtual</text:span></text:p>
          <text:p text:style-name="P1"><text:span text:style-name="T2">Layer</text:span></text:p>
          <text:p text:style-name="P1"><text:span text:style-name="T2">3</text:span></text:p>
          <text:p text:style-name="P1"><text:span text:style-name="T3">(TUN)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m Wallick</meta:initial-creator>
    <meta:creation-date>2018-11-08T09:27:51</meta:creation-date>
    <dc:date>2018-11-22T13:03:56</dc:date>
    <dc:creator>Tom Wallick</dc:creator>
    <meta:editing-duration>P2DT2H36M48S</meta:editing-duration>
    <meta:editing-cycles>28</meta:editing-cycles>
    <meta:generator>OpenOffice/4.1.5$Unix OpenOffice.org_project/415m1$Build-9789</meta:generator>
    <meta:document-statistic meta:object-count="32"/>
  </office:meta>
</office:document-meta>
</file>